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0BD24AF224B19600A14.png" manifest:media-type="image/png"/>
  <manifest:file-entry manifest:full-path="Pictures/100000000000022600000091F4EB942EFAB593E5.png" manifest:media-type="image/png"/>
  <manifest:file-entry manifest:full-path="Pictures/10000000000002F60000008DCAD6CD62651FA7DE.png" manifest:media-type="image/png"/>
  <manifest:file-entry manifest:full-path="Pictures/1000000000000413000001971A475B91C37B7060.png" manifest:media-type="image/png"/>
  <manifest:file-entry manifest:full-path="Pictures/1000000000000222000001326AE822B90C107115.png" manifest:media-type="image/png"/>
  <manifest:file-entry manifest:full-path="Pictures/100000000000026F000000F2DAD6017DE3EB077D.png" manifest:media-type="image/png"/>
  <manifest:file-entry manifest:full-path="Pictures/100000000000024800000164C1B3451034CA4C22.png" manifest:media-type="image/png"/>
  <manifest:file-entry manifest:full-path="Pictures/1000000000000228000000D62DC052B798FD8035.png" manifest:media-type="image/png"/>
  <manifest:file-entry manifest:full-path="Pictures/100000000000021F00000187EDB15A116C9AAF08.png" manifest:media-type="image/png"/>
  <manifest:file-entry manifest:full-path="Pictures/10000000000001DE000001A4F6F27A3C908C1B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7"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officeooo:rsid="000b31fc" officeooo:paragraph-rsid="000b31fc"/>
    </style:style>
    <style:style style:name="P21" style:family="paragraph" style:parent-style-name="Standard">
      <style:paragraph-properties fo:margin-top="0in" fo:margin-bottom="0.111in" loext:contextual-spacing="false"/>
      <style:text-properties officeooo:rsid="000c0745" officeooo:paragraph-rsid="000c0745"/>
    </style:style>
    <style:style style:name="P22" style:family="paragraph" style:parent-style-name="Standard">
      <style:paragraph-properties fo:margin-top="0in" fo:margin-bottom="0.111in" loext:contextual-spacing="false"/>
      <style:text-properties officeooo:rsid="000eaddb" officeooo:paragraph-rsid="000eaddb"/>
    </style:style>
    <style:style style:name="P23"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25"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2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27"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28"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29"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0"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1"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officeooo:paragraph-rsid="0011cd9d"/>
    </style:style>
    <style:style style:name="P33" style:family="paragraph" style:parent-style-name="Standard">
      <style:paragraph-properties fo:margin-top="0in" fo:margin-bottom="0.111in" loext:contextual-spacing="false" fo:line-height="108%" fo:text-align="start" style:justify-single-word="false" fo:orphans="2" fo:widows="2" style:writing-mode="lr-tb"/>
    </style:style>
    <style:style style:name="P34"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35" style:family="paragraph" style:parent-style-name="Standard">
      <loext:graphic-properties draw:fill="solid" draw:fill-color="#ffffff"/>
      <style:paragraph-properties fo:margin-top="0in" fo:margin-bottom="0.1563in" loext:contextual-spacing="false" fo:line-height="100%" fo:background-color="#ffffff"/>
    </style:style>
    <style:style style:name="P36"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37"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3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4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1"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42" style:family="paragraph" style:parent-style-name="Standard">
      <loext:graphic-properties draw:fill="solid" draw:fill-color="#ffffff"/>
      <style:paragraph-properties fo:margin-top="0.1563in" fo:margin-bottom="0.1563in" loext:contextual-spacing="false" fo:line-height="100%" fo:background-color="#ffffff"/>
    </style:style>
    <style:style style:name="P43"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 style:font-size-complex="10pt"/>
    </style:style>
    <style:style style:name="P44"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4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4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4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4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4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5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5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5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5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5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5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5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5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58"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59"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60" style:family="paragraph" style:parent-style-name="Standard">
      <style:paragraph-properties fo:margin-top="0in" fo:margin-bottom="0.111in" loext:contextual-spacing="false"/>
      <style:text-properties officeooo:paragraph-rsid="0018a3eb"/>
    </style:style>
    <style:style style:name="P61" style:family="paragraph" style:parent-style-name="Standard">
      <style:paragraph-properties fo:margin-top="0in" fo:margin-bottom="0.111in" loext:contextual-spacing="false"/>
      <style:text-properties officeooo:rsid="001ab0c5" officeooo:paragraph-rsid="001ab0c5"/>
    </style:style>
    <style:style style:name="P62" style:family="paragraph" style:parent-style-name="Standard">
      <style:paragraph-properties fo:margin-top="0in" fo:margin-bottom="0.111in" loext:contextual-spacing="false"/>
      <style:text-properties style:text-underline-style="solid" style:text-underline-width="auto" style:text-underline-color="font-color" fo:font-weight="normal" officeooo:rsid="001ab0c5" officeooo:paragraph-rsid="001ab0c5" style:font-weight-asian="normal" style:font-weight-complex="normal"/>
    </style:style>
    <style:style style:name="P63" style:family="paragraph" style:parent-style-name="Standard">
      <style:paragraph-properties fo:margin-top="0in" fo:margin-bottom="0.111in" loext:contextual-spacing="false"/>
      <style:text-properties officeooo:paragraph-rsid="0011a310"/>
    </style:style>
    <style:style style:name="P64" style:family="paragraph" style:parent-style-name="Standard">
      <style:paragraph-properties fo:margin-top="0in" fo:margin-bottom="0.111in" loext:contextual-spacing="false"/>
      <style:text-properties officeooo:paragraph-rsid="001c1c0b"/>
    </style:style>
    <style:style style:name="P65"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bold" officeooo:rsid="001febfa" officeooo:paragraph-rsid="001febfa" style:font-weight-asian="bold" style:font-weight-complex="bold"/>
    </style:style>
    <style:style style:name="P68" style:family="paragraph" style:parent-style-name="Standard">
      <style:paragraph-properties fo:margin-top="0in" fo:margin-bottom="0.111in" loext:contextual-spacing="false"/>
      <style:text-properties style:text-underline-style="none" fo:font-weight="bold" officeooo:rsid="0020df33" officeooo:paragraph-rsid="0020df33" style:font-weight-asian="bold" style:font-weight-complex="bold"/>
    </style:style>
    <style:style style:name="P69"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0"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1"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 style:font-size-complex="11.5pt"/>
    </style:style>
    <style:style style:name="T23" style:family="text">
      <style:text-properties fo:color="#e7e8eb" style:font-name="inherit" fo:font-size="11.5pt" fo:font-style="italic" style:font-name-asian="Times New Roman1" style:font-size-asian="11.5pt" style:font-style-asian="italic" style:font-name-complex="Arial"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color="#808000" style:font-name="DejaVu Sans Mono" fo:font-size="9pt" fo:font-style="normal" fo:font-weight="normal" style:font-size-asian="9pt" style:font-style-asian="normal" style:font-weight-asian="normal"/>
    </style:style>
    <style:style style:name="T28" style:family="text">
      <style:text-properties fo:color="#000080" style:font-name="DejaVu Sans Mono" fo:font-size="9pt" fo:font-style="normal" fo:font-weight="bold" style:font-size-asian="9pt" style:font-style-asian="normal" style:font-weight-asian="bold"/>
    </style:style>
    <style:style style:name="T29" style:family="text">
      <style:text-properties fo:color="#660e7a" style:font-name="DejaVu Sans Mono" fo:font-size="9pt" fo:font-style="italic" fo:font-weight="bold" style:font-size-asian="9pt" style:font-style-asian="italic" style:font-weight-asian="bold"/>
    </style:style>
    <style:style style:name="T30" style:family="text">
      <style:text-properties fo:color="#660e7a" style:font-name="DejaVu Sans Mono" fo:font-size="9pt" fo:font-style="normal" fo:font-weight="bold" style:font-size-asian="9pt" style:font-style-asian="normal" style:font-weight-asian="bold"/>
    </style:style>
    <style:style style:name="T31" style:family="text">
      <style:text-properties fo:color="#008000" style:font-name="DejaVu Sans Mono" fo:font-size="9pt" fo:font-style="normal" fo:font-weight="bold" style:font-size-asian="9pt" style:font-style-asian="normal" style:font-weight-asian="bold"/>
    </style:style>
    <style:style style:name="T32" style:family="text">
      <style:text-properties fo:font-size="16pt" style:text-underline-style="none" fo:font-weight="normal" officeooo:rsid="0011cd9d" style:font-size-asian="16pt" style:font-weight-asian="normal" style:font-size-complex="16pt" style:font-weight-complex="normal"/>
    </style:style>
    <style:style style:name="T33" style:family="text">
      <style:text-properties fo:font-size="16pt" style:text-underline-style="none" fo:font-weight="normal" officeooo:rsid="001d0706" style:font-size-asian="16pt" style:font-weight-asian="normal" style:font-size-complex="16pt" style:font-weight-complex="normal"/>
    </style:style>
    <style:style style:name="T34" style:family="text">
      <style:text-properties fo:font-size="16pt" style:text-underline-style="none" fo:font-weight="bold" officeooo:rsid="0018a3eb" style:font-size-asian="16pt" style:font-weight-asian="bold" style:font-size-complex="16pt" style:font-weight-complex="bold"/>
    </style:style>
    <style:style style:name="T35"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6"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37"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38"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39"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0" style:family="text">
      <style:text-properties style:use-window-font-color="true" style:font-name="Calibri" fo:font-size="16pt" fo:language="en" fo:country="US" style:text-underline-style="none" fo:font-weight="bold" officeooo: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1" style:family="text">
      <style:text-properties style:use-window-font-color="true" style:font-name="Calibri" fo:font-size="16pt" fo:language="en" fo:country="US" style:text-underline-style="none" fo:font-weight="bold" officeooo:rsid="00268f88"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2"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3" style:family="text">
      <style:text-properties style:use-window-font-color="true" style:font-name="Calibri" fo:font-size="16pt" fo:language="en" fo:country="US" officeooo:rsid="00268f88" style:letter-kerning="false" style:font-name-asian="Calibri1" style:font-size-asian="16pt" style:language-asian="en" style:country-asian="US" style:font-name-complex="DejaVu Sans" style:font-size-complex="16pt" style:language-complex="ar" style:country-complex="SA"/>
    </style:style>
    <style:style style:name="T44" style:family="text">
      <style:text-properties style:use-window-font-color="true" style:font-name="Calibri" fo:font-size="16pt" fo:language="en" fo:country="US" officeooo:rsid="0026f62e" style:letter-kerning="false" style:font-name-asian="Calibri1" style:font-size-asian="16pt" style:language-asian="en" style:country-asian="US" style:font-name-complex="DejaVu Sans" style:font-size-complex="16pt" style:language-complex="ar" style:country-complex="SA"/>
    </style:style>
    <style:style style:name="T45" style:family="text">
      <style:text-properties style:use-window-font-color="true" style:font-name="Calibri" fo:font-size="16pt" fo:language="en" fo:country="US" officeooo:rsid="0027d09a" style:letter-kerning="false" style:font-name-asian="Calibri1" style:font-size-asian="16pt" style:language-asian="en" style:country-asian="US" style:font-name-complex="DejaVu Sans" style:font-size-complex="16pt" style:language-complex="ar" style:country-complex="SA"/>
    </style:style>
    <style:style style:name="T46"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7"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8"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9" style:family="text">
      <style:text-properties style:use-window-font-color="true" style:font-name="Calibri" fo:language="en" fo:country="US" style:text-underline-style="none" fo:font-weight="bold" officeooo:rsid="001febfa" style:letter-kerning="false" style:font-name-asian="Calibri1" style:language-asian="en" style:country-asian="US" style:font-weight-asian="bold" style:font-name-complex="DejaVu Sans" style:language-complex="ar" style:country-complex="SA" style:font-weight-complex="bold"/>
    </style:style>
    <style:style style:name="T50" style:family="text">
      <style:text-properties style:use-window-font-color="true" style:font-name="Calibri" fo:language="en" fo:country="US" style:text-underline-style="none" fo:font-weight="bold" officeooo:rsid="00268f88" style:letter-kerning="false" style:font-name-asian="Calibri1" style:language-asian="en" style:country-asian="US" style:font-weight-asian="bold" style:font-name-complex="DejaVu Sans" style:language-complex="ar" style:country-complex="SA" style:font-weight-complex="bold"/>
    </style:style>
    <style:style style:name="T51"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4"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5"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6"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7" style:family="text">
      <style:text-properties officeooo:rsid="00246c5c"/>
    </style:style>
    <style:style style:name="T58" style:family="text">
      <style:text-properties fo:font-size="12pt" style:font-size-asian="12pt" style:font-size-complex="12pt"/>
    </style:style>
    <style:style style:name="T59" style:family="text">
      <style:text-properties fo:font-weight="bold" style:font-weight-asian="bold" style:font-weight-complex="bold"/>
    </style:style>
    <style:style style:name="T60" style:family="text">
      <style:text-properties officeooo:rsid="002a589e"/>
    </style:style>
    <style:style style:name="T61" style:family="text">
      <style:text-properties officeooo:rsid="002a71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4"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4"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36">Start Spring Boot Application</text:p>
      <text:p text:style-name="P36"/>
      <text:p text:style-name="P35"><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4036931149" text:style-name="WWNum2">
        <text:list-item>
          <text:p text:style-name="P46"><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50"><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54"><text:span text:style-name="T11">@Configuration</text:span><text:span text:style-name="T4">: allow to register extra beans in the context or import additional configuration classes</text:span></text:p>
        </text:list-item>
      </text:list>
      <text:p text:style-name="P42"><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40"><text:span text:style-name="T13">package</text:span><text:span text:style-name="T14"> com.example.myapplication;</text:span></text:p>
      <text:p text:style-name="P41"/>
      <text:p text:style-name="P40"><text:span text:style-name="T13">import</text:span><text:span text:style-name="T14"> org.springframework.boot.SpringApplication;</text:span></text:p>
      <text:p text:style-name="P40"><text:span text:style-name="T13">import</text:span><text:span text:style-name="T14"> org.springframework.boot.autoconfigure.SpringBootApplication;</text:span></text:p>
      <text:p text:style-name="P41"/>
      <text:p text:style-name="P40"><text:span text:style-name="T16">@SpringBootApplication</text:span><text:span text:style-name="T14"> </text:span><text:span text:style-name="T17">// same as @Configuration @EnableAutoConfiguration @ComponentScan</text:span></text:p>
      <text:p text:style-name="P40"><text:span text:style-name="T13">public</text:span><text:span text:style-name="T14"> </text:span><text:span text:style-name="T13">class</text:span><text:span text:style-name="T14"> Application {</text:span></text:p>
      <text:p text:style-name="P41"/>
      <text:p text:style-name="P40"><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40"><text:span text:style-name="T14"><text:tab/><text:tab/>SpringApplication.run(Application.</text:span><text:span text:style-name="T13">class</text:span><text:span text:style-name="T14">, args);</text:span></text:p>
      <text:p text:style-name="P41"><text:tab/>}</text:p>
      <text:p text:style-name="P41"><text:soft-page-break/></text:p>
      <text:p text:style-name="P41">}</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33">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33"><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33">1</text:p>
          </table:table-cell>
          <table:table-cell table:style-name="Table2.A1" office:value-type="string">
            <text:p text:style-name="P33"><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33">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33"><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33">1</text:p>
          </table:table-cell>
          <table:table-cell table:style-name="Table4.A1" office:value-type="string">
            <text:p text:style-name="P33"><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33">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33"><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33">1</text:p>
          </table:table-cell>
          <table:table-cell table:style-name="Table6.A1" office:value-type="string">
            <text:p text:style-name="P33"><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33"><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33">1</text:p>
          </table:table-cell>
          <table:table-cell table:style-name="Table8.A1" office:value-type="string">
            <text:p text:style-name="P33"><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33">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33"><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33">2</text:p>
          </table:table-cell>
          <table:table-cell table:style-name="Table10.A1" office:value-type="string">
            <text:p text:style-name="Standard"><text:span text:style-name="HTML_20_Code"><text:span text:style-name="T18">curl -H "Accept:application/json,text/html"</text:span></text:span></text:p>
            <text:p text:style-name="P33"><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33"><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33">2</text:p>
          </table:table-cell>
          <table:table-cell table:style-name="Table12.A1" office:value-type="string">
            <text:p text:style-name="Standard"><text:span text:style-name="HTML_20_Code"><text:span text:style-name="T18">curl -H "Accept:application/json"</text:span></text:span></text:p>
            <text:p text:style-name="P33"><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33"><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33"><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33">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33"><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33">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33">1</text:p>
          </table:table-cell>
          <table:table-cell table:style-name="Table16.A1" office:value-type="string">
            <text:p text:style-name="P33"><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33">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33">1</text:p>
          </table:table-cell>
          <table:table-cell table:style-name="Table18.A1" office:value-type="string">
            <text:p text:style-name="P33"><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33">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33"><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33">1</text:p>
          </table:table-cell>
          <table:table-cell table:style-name="Table20.A1" office:value-type="string">
            <text:p text:style-name="P33"><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33">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33"><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33">1</text:p>
          </table:table-cell>
          <table:table-cell table:style-name="Table22.A1" office:value-type="string">
            <text:p text:style-name="P33"><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33">1</text:p>
          </table:table-cell>
          <table:table-cell table:style-name="Table23.A1" office:value-type="string">
            <text:p text:style-name="P33"><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33">1</text:p>
          </table:table-cell>
          <table:table-cell table:style-name="Table24.A1" office:value-type="string">
            <text:p text:style-name="P33"><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33">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33">1</text:p>
          </table:table-cell>
          <table:table-cell table:style-name="Table25.A1" office:value-type="string">
            <text:p text:style-name="P33"><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33">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33">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33">1</text:p>
          </table:table-cell>
          <table:table-cell table:style-name="Table28.A1" office:value-type="string">
            <text:p text:style-name="P33"><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33"><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33">2</text:p>
          </table:table-cell>
          <table:table-cell table:style-name="Table30.A1" office:value-type="string">
            <text:p text:style-name="Standard"><text:span text:style-name="HTML_20_Code"><text:span text:style-name="T18">curl -i http://localhost:8080/spring-rest/ex/advanced/foos</text:span></text:span></text:p>
            <text:p text:style-name="P33"><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33">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33"><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33">2</text:p>
          </table:table-cell>
          <table:table-cell table:style-name="Table32.A1" office:value-type="string">
            <text:p text:style-name="Standard"><text:span text:style-name="HTML_20_Code"><text:span text:style-name="T18">curl -i -X POST http://localhost:8080/spring-rest/ex/foos/multiple</text:span></text:span></text:p>
            <text:p text:style-name="P33"><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33">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33"><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33">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33"><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33"><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33">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33"><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33"><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978020774" text:style-name="WWNum1">
        <text:list-item>
          <text:p text:style-name="P47"><text:span text:style-name="Emphasis"><text:span text:style-name="T7">@GetMapping</text:span></text:span></text:p>
        </text:list-item>
        <text:list-item>
          <text:p text:style-name="P51"><text:span text:style-name="Emphasis"><text:span text:style-name="T7">@PostMapping</text:span></text:span></text:p>
        </text:list-item>
        <text:list-item>
          <text:p text:style-name="P51"><text:span text:style-name="Emphasis"><text:span text:style-name="T7">@PutMapping</text:span></text:span></text:p>
        </text:list-item>
        <text:list-item>
          <text:p text:style-name="P51"><text:span text:style-name="Emphasis"><text:span text:style-name="T7">@DeleteMapping</text:span></text:span></text:p>
        </text:list-item>
        <text:list-item>
          <text:p text:style-name="P55"><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33">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33"><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33">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33"><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33">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33"><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33">1</text:p>
          </table:table-cell>
          <table:table-cell table:style-name="Table41.A1" office:value-type="string">
            <text:p text:style-name="P33"><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33">1</text:p>
          </table:table-cell>
          <table:table-cell table:style-name="Table42.A1" office:value-type="string">
            <text:p text:style-name="P33"><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1970197480" text:style-name="WWNum3">
        <text:list-item>
          <text:p text:style-name="P48"><text:span text:style-name="Emphasis"><text:span text:style-name="T7">@GetMapping</text:span></text:span></text:p>
        </text:list-item>
        <text:list-item>
          <text:p text:style-name="P52"><text:span text:style-name="Emphasis"><text:span text:style-name="T7">@PostMapping</text:span></text:span></text:p>
        </text:list-item>
        <text:list-item>
          <text:p text:style-name="P52"><text:span text:style-name="Emphasis"><text:span text:style-name="T7">@PutMapping</text:span></text:span></text:p>
        </text:list-item>
        <text:list-item>
          <text:p text:style-name="P52"><text:span text:style-name="Emphasis"><text:span text:style-name="T7">@DeleteMapping</text:span></text:span></text:p>
        </text:list-item>
        <text:list-item>
          <text:p text:style-name="P56"><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33"><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33">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33"><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33">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33"><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33">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33"><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33">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33"><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33">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33"><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33">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33"><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33">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33"><text:span text:style-name="HTML_20_Code"><text:span text:style-name="T18">}</text:span></text:span></text:p>
          </table:table-cell>
        </table:table-row>
      </table:table>
      <text:p text:style-name="P4"><text:span text:style-name="Strong"><text:span text:style-name="T7">Points to note:</text:span></text:span></text:p>
      <text:list xml:id="list167538484" text:style-name="WWNum4">
        <text:list-item>
          <text:p text:style-name="P49"><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53"><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57"><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33">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33"><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33">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33"><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43">7</text:p>
      <text:p text:style-name="P37"><text:span text:style-name="T22">1) </text:span><text:span text:style-name="T24">@RequestParam</text:span><text:span text:style-name="T22"> is used to extract </text:span><text:span text:style-name="T23">query parameters</text:span></text:p>
      <text:p text:style-name="P39">http://localhost:3000/api/group/test?id=4</text:p>
      <text:p text:style-name="P39"/>
      <text:p text:style-name="P39">@GetMapping("/group/test")</text:p>
      <text:p text:style-name="P38"><text:span text:style-name="T21">public </text:span><text:span text:style-name="T25">ResponseEntity</text:span><text:span text:style-name="T21">&lt;?&gt; test(@RequestParam </text:span><text:span text:style-name="T25">Long</text:span><text:span text:style-name="T21"> id) {</text:span></text:p>
      <text:p text:style-name="P38"><text:span text:style-name="T21"><text:s text:c="4"/></text:span><text:span text:style-name="T25">System</text:span><text:span text:style-name="T21">.out.println("This is test");</text:span></text:p>
      <text:p text:style-name="P38"><text:span text:style-name="T21"><text:s text:c="4"/>return </text:span><text:span text:style-name="T25">ResponseEntity</text:span><text:span text:style-name="T21">.ok().body(id);</text:span></text:p>
      <text:p text:style-name="P39">}</text:p>
      <text:p text:style-name="P37"><text:span text:style-name="T22">while </text:span><text:span text:style-name="T24">@PathVariable</text:span><text:span text:style-name="T22"> is used to extract data right from the URI:</text:span></text:p>
      <text:p text:style-name="P39">http://localhost:3000/api/group/test/4</text:p>
      <text:p text:style-name="P39"/>
      <text:p text:style-name="P39">@GetMapping("/group/test/{id}")</text:p>
      <text:p text:style-name="P38"><text:span text:style-name="T21">public </text:span><text:span text:style-name="T25">ResponseEntity</text:span><text:span text:style-name="T21">&lt;?&gt; test(@PathVariable </text:span><text:span text:style-name="T25">Long</text:span><text:span text:style-name="T21"> id) {</text:span></text:p>
      <text:p text:style-name="P38"><text:span text:style-name="T21"><text:s text:c="4"/></text:span><text:span text:style-name="T25">System</text:span><text:span text:style-name="T21">.out.println("This is test");</text:span></text:p>
      <text:p text:style-name="P38"><text:span text:style-name="T21"><text:s text:c="4"/>return </text:span><text:span text:style-name="T25">ResponseEntity</text:span><text:span text:style-name="T21">.ok().body(id);</text:span></text:p>
      <text:p text:style-name="P39">}</text:p>
      <text:p text:style-name="P37"><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37"><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39">@RestController</text:p>
      <text:p text:style-name="P39">@RequestMapping("/home")</text:p>
      <text:p text:style-name="P38"><text:span text:style-name="T21">public class </text:span><text:span text:style-name="T25">IndexController</text:span><text:span text:style-name="T21"> {</text:span></text:p>
      <text:p text:style-name="P39"/>
      <text:p text:style-name="P39"><text:s text:c="4"/>@RequestMapping(value = "/name")</text:p>
      <text:p text:style-name="P38"><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39"><text:soft-page-break/><text:s text:c="8"/>return "Required element of request param";</text:p>
      <text:p text:style-name="P39"><text:s text:c="4"/>}</text:p>
      <text:p text:style-name="P39"/>
      <text:p text:style-name="P44">}</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3"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6"/>
      <text:p text:style-name="P17">Create Our Own Actuater Endpoint</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8">Jpa and databases spring</text:p>
      <text:p text:style-name="P17"/>
      <text:p text:style-name="P14"/>
      <text:p text:style-name="P20">how to make model class a entity class</text:p>
      <text:p text:style-name="P20"/>
      <text:p text:style-name="P20"><text:span text:style-name="T27">@Entity</text:span><text:line-break/><text:span text:style-name="T28">public class </text:span><text:span text:style-name="T15">Student {</text:span><text:line-break/><text:span text:style-name="T15"> <text:s text:c="3"/></text:span><text:span text:style-name="T27">@Id</text:span><text:line-break/><text:span text:style-name="T27"> <text:s text:c="3"/>@GeneratedValue</text:span><text:span text:style-name="T15">(strategy = GenerationType.</text:span><text:span text:style-name="T29">AUTO</text:span><text:span text:style-name="T15">)</text:span><text:line-break/><text:span text:style-name="T15"> <text:s text:c="3"/></text:span><text:span text:style-name="T28">private </text:span><text:span text:style-name="T15">Integer </text:span><text:span text:style-name="T30">id</text:span><text:span text:style-name="T15">;</text:span><text:line-break/><text:span text:style-name="T15"> <text:s text:c="3"/></text:span><text:span text:style-name="T28">private </text:span><text:span text:style-name="T15">String </text:span><text:span text:style-name="T30">lastName</text:span><text:span text:style-name="T15">;</text:span><text:line-break/><text:span text:style-name="T15"> <text:s text:c="3"/></text:span><text:span text:style-name="T28">private </text:span><text:span text:style-name="T15">String </text:span><text:span text:style-name="T30">firstName</text:span><text:span text:style-name="T15">;</text:span><text:line-break/><text:line-break/><text:span text:style-name="T15"> <text:s text:c="3"/></text:span><text:span text:style-name="T28">public </text:span><text:span text:style-name="T15">Integer getId() {</text:span><text:line-break/><text:span text:style-name="T15"> <text:s text:c="7"/></text:span><text:span text:style-name="T28">return </text:span><text:span text:style-name="T30">id</text:span><text:span text:style-name="T15">;</text:span><text:line-break/><text:span text:style-name="T15"> <text:s text:c="3"/>}</text:span><text:line-break/><text:line-break/><text:span text:style-name="T15"> <text:s text:c="3"/></text:span><text:span text:style-name="T28">public void </text:span><text:span text:style-name="T15">setId(Integer id) {</text:span><text:line-break/><text:span text:style-name="T15"> <text:s text:c="7"/></text:span><text:span text:style-name="T28">this</text:span><text:span text:style-name="T15">.</text:span><text:span text:style-name="T30">id </text:span><text:span text:style-name="T15">= id;</text:span><text:line-break/><text:span text:style-name="T15"> <text:s text:c="3"/>}</text:span><text:line-break/><text:line-break/><text:span text:style-name="T15"> <text:s text:c="3"/></text:span><text:span text:style-name="T28">public </text:span><text:span text:style-name="T15">String getLastName() {</text:span><text:line-break/><text:span text:style-name="T15"> <text:s text:c="7"/></text:span><text:span text:style-name="T28">return </text:span><text:span text:style-name="T30">lastName</text:span><text:span text:style-name="T15">;</text:span><text:line-break/><text:span text:style-name="T15"> <text:s text:c="3"/>}</text:span><text:line-break/><text:line-break/><text:span text:style-name="T15"> <text:s text:c="3"/></text:span><text:span text:style-name="T28">public void </text:span><text:span text:style-name="T15">setLastName(String lastName) {</text:span><text:line-break/><text:span text:style-name="T15"> <text:s text:c="7"/></text:span><text:span text:style-name="T28">this</text:span><text:span text:style-name="T15">.</text:span><text:span text:style-name="T30">lastName </text:span><text:span text:style-name="T15">= lastName;</text:span><text:line-break/><text:span text:style-name="T15"> <text:s text:c="3"/>}</text:span><text:line-break/><text:line-break/><text:span text:style-name="T15"> <text:s text:c="3"/></text:span><text:span text:style-name="T28">public </text:span><text:span text:style-name="T15">String getFirstName() {</text:span><text:line-break/><text:span text:style-name="T15"> <text:s text:c="7"/></text:span><text:span text:style-name="T28">return </text:span><text:span text:style-name="T30">firstName</text:span><text:span text:style-name="T15">;</text:span><text:line-break/><text:span text:style-name="T15"> <text:s text:c="3"/>}</text:span><text:line-break/><text:line-break/><text:span text:style-name="T15"> <text:s text:c="3"/></text:span><text:span text:style-name="T28">public void </text:span><text:span text:style-name="T15">setFirstName(String firstName) {</text:span><text:line-break/><text:span text:style-name="T15"> <text:s text:c="7"/></text:span><text:span text:style-name="T28">this</text:span><text:span text:style-name="T15">.</text:span><text:span text:style-name="T30">firstName </text:span><text:span text:style-name="T15">= firstName;</text:span><text:line-break/><text:span text:style-name="T15"> <text:s text:c="3"/>}</text:span><text:line-break/><text:span text:style-name="T15">}</text:span></text:p>
      <text:p text:style-name="P20"/>
      <text:p text:style-name="P20"/>
      <text:p text:style-name="P20"/>
      <text:p text:style-name="P20"><text:soft-page-break/></text:p>
      <text:p text:style-name="P20"/>
      <text:p text:style-name="P20"/>
      <text:p text:style-name="P20"/>
      <text:p text:style-name="P21">and yml file should be like this</text:p>
      <text:p text:style-name="P21"/>
      <text:p text:style-name="P21"><text:span text:style-name="T28">spring</text:span><text:span text:style-name="T15">:</text:span><text:line-break/><text:span text:style-name="T15"> <text:s/></text:span><text:span text:style-name="T28">datasource</text:span><text:span text:style-name="T15">:</text:span><text:line-break/><text:span text:style-name="T15"> <text:s text:c="3"/></text:span><text:span text:style-name="T28">url</text:span><text:span text:style-name="T15">: jdbc:mysql://localhost:3306/jpaX?createDatabaseIfNotExist=true</text:span><text:line-break/><text:span text:style-name="T15"> <text:s text:c="3"/></text:span><text:span text:style-name="T28">username</text:span><text:span text:style-name="T15">: root</text:span><text:line-break/><text:span text:style-name="T15"> <text:s text:c="3"/></text:span><text:span text:style-name="T28">password</text:span><text:span text:style-name="T15">: root</text:span><text:line-break/><text:span text:style-name="T15"> <text:s text:c="3"/></text:span><text:span text:style-name="T28">driver-class-name</text:span><text:span text:style-name="T15">: com.mysql.jdbc.Driver</text:span><text:line-break/><text:span text:style-name="T15"> <text:s/></text:span><text:span text:style-name="T28">jpa</text:span><text:span text:style-name="T15">:</text:span><text:line-break/><text:span text:style-name="T15"> <text:s text:c="3"/></text:span><text:span text:style-name="T28">hibernate</text:span><text:span text:style-name="T15">:</text:span><text:line-break/><text:span text:style-name="T15"> <text:s text:c="5"/></text:span><text:span text:style-name="T28">naming</text:span><text:span text:style-name="T15">:</text:span><text:line-break/><text:span text:style-name="T15"> <text:s text:c="7"/></text:span><text:span text:style-name="T28">physical-strategy</text:span><text:span text:style-name="T15">: org.hibernate.boot.model.naming.PhysicalNamingStrategyStandardImpl</text:span><text:line-break/><text:span text:style-name="T15"> <text:s text:c="5"/></text:span><text:span text:style-name="T28">ddl-auto</text:span><text:span text:style-name="T15">: </text:span><text:span text:style-name="T31">'create'</text:span></text:p>
      <text:p text:style-name="P21"/>
      <text:p text:style-name="P22">naming strategey mean all ways use our given names</text:p>
      <text:p text:style-name="P19"/>
      <text:p text:style-name="P19">ddl-auto</text:p>
      <text:p text:style-name="P23"/>
      <text:p text:style-name="P34">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Text_20_body">The <text:span text:style-name="Source_20_Text">update</text:span> operation for example will attempt to add new columns, constraints, etc but will never remove a column or constraint that may have existed previously but no longer does as part of the object model from a prior run.</text:p>
      <text:p text:style-name="Text_20_body">Typically in test case scenarios, you'll likely use <text:span text:style-name="Source_20_Text">create-drop</text:span> so that you create your schema, your test case adds some mock data, you run your tests, and then <text:soft-page-break/>during the test case cleanup, the schema objects are dropped, leaving an empty database.</text:p>
      <text:p text:style-name="Text_20_body">In development, it's often common to see developers use <text:span text:style-name="Source_20_Text">update</text:span> to automatically modify the schema to add new additions upon restart. But again understand, this does not remove a column or constraint that may exist from previous executions that is no longer necessary.</text:p>
      <text:p text:style-name="Text_20_body">In production, it's often highly recommended you use <text:span text:style-name="Source_20_Text">none</text:span> or simply don't specify this property. That is because it's common practice for DBAs to review migration scripts for database changes, particularly if your database is shared across multiple services and application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63"><text:soft-page-break/><text:span text:style-name="T35">Config Server</text:span><text:span text:style-name="T36">(configuration store locally </text:span><text:span text:style-name="T46">or</text:span><text:span text:style-name="T36"> repo)</text:span></text:p>
      <text:p text:style-name="P29"/>
      <text:p text:style-name="P32"><text:span text:style-name="T32">In here <text:s/>we going <text:s/>to make a configuration </text:span><text:span text:style-name="T37">service</text:span><text:span text:style-name="T32"> but with two storages one with local storage and other with git hub (repository) </text:span><text:span text:style-name="T33">aka-config server+configuration store(local or repo)</text:span></text:p>
      <text:p text:style-name="P30"/>
      <text:p text:style-name="P31">Spring boot get configuration <text:s/>default by </text:p>
      <text:p text:style-name="P31"/>
      <text:p text:style-name="P31">classpath</text:p>
      <text:p text:style-name="P31">resource dir</text:p>
      <text:p text:style-name="P31">resource/config</text:p>
      <text:p text:style-name="P31">current dir</text:p>
      <text:p text:style-name="P25"/>
      <text:p text:style-name="P25">local config</text:p>
      <text:p text:style-name="P26"><draw:frame draw:style-name="fr1"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26"/>
      <text:p text:style-name="P26"/>
      <text:p text:style-name="P26"/>
      <text:p text:style-name="P26"/>
      <text:p text:style-name="P26"/>
      <text:p text:style-name="P26"/>
      <text:p text:style-name="P26"/>
      <text:p text:style-name="P27"/>
      <text:p text:style-name="P27"><text:soft-page-break/>remember to add EnableConfigServer annotation to the </text:p>
      <text:p text:style-name="P27">spring boot application</text:p>
      <text:p text:style-name="P27"/>
      <text:p text:style-name="P27"/>
      <text:p text:style-name="P27"><draw:frame draw:style-name="fr1" draw:name="Image3" text:anchor-type="char" svg:x="-0.1402in" svg:y="-0.0165in" svg:width="6.4898in" svg:height="2.5209in" draw:z-index="4"><draw:image xlink:href="Pictures/100000000000026F000000F2DAD6017DE3EB077D.png" xlink:type="simple" xlink:show="embed" xlink:actuate="onLoad" loext:mime-type="image/png"/></draw:frame></text:p>
      <text:p text:style-name="P59">and set yml <text:s/>default <text:span text:style-name="T60">file </text:span><text:s/>like this <text:span text:style-name="T60">in next git configuration we going to set defferently.</text:span></text:p>
      <text:p text:style-name="P59"><draw:frame draw:style-name="fr1"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59"/>
      <text:p text:style-name="P59"/>
      <text:p text:style-name="P59"><text:soft-page-break/></text:p>
      <text:p text:style-name="P59"/>
      <text:p text:style-name="P28">then acces<text:span text:style-name="T61">s</text:span> the config servers like this</text:p>
      <text:p text:style-name="P28"><draw:frame draw:style-name="fr2"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28"/>
      <text:p text:style-name="P60"><text:span text:style-name="T34">when we send the request to that spring auto </text:span><text:span text:style-name="T39">added that properties to classpath</text:span></text:p>
      <text:p text:style-name="P61"><text:span text:style-name="T39">w</text:span><text:span text:style-name="T38">hen requesting- </text:span><text:a xlink:type="simple" xlink:href="http://localhost:8191/service1/default" text:style-name="Internet_20_link" text:visited-style-name="Visited_20_Internet_20_Link">http://localhost:8191/service1/default</text:a></text:p>
      <text:p text:style-name="P61"><text:span text:style-name="T38"/></text:p>
      <text:p text:style-name="P60"><text:span text:style-name="T39">2020-07-06 11:25:57.854 <text:s/>INFO 14133 --- [nio-8191-exec-6] o.s.c.c.s.e.NativeEnvironmentRepository <text:s/>: Adding property source: classpath:/config/service1.yml</text:span></text:p>
      <text:p text:style-name="P60"><text:span text:style-name="T39"/></text:p>
      <text:p text:style-name="P61"><text:span text:style-name="T39">w</text:span><text:span text:style-name="T38">hen requesting-</text:span></text:p>
      <text:p text:style-name="P61"><text:a xlink:type="simple" xlink:href="http://localhost:8191/service2/default" text:style-name="Internet_20_link" text:visited-style-name="Visited_20_Internet_20_Link"><text:span text:style-name="T38">http://localhost:8191/service2/default</text:span></text:a></text:p>
      <text:p text:style-name="P61"><text:span text:style-name="T38"/></text:p>
      <text:p text:style-name="P61"><text:soft-page-break/><text:span text:style-name="T38">2020-07-06 11:29:00.102 <text:s/>INFO 14133 --- [nio-8191-exec-9] o.s.c.c.s.e.NativeEnvironmentRepository <text:s/>: Adding property source: classpath:/config/service2.yml</text:span></text:p>
      <text:p text:style-name="P61"><text:span text:style-name="T38"/></text:p>
      <text:p text:style-name="P62"><text:span text:style-name="T42"/></text:p>
      <text:p text:style-name="P64"><text:span text:style-name="T47">Git </text:span><text:span text:style-name="T48">backed</text:span><text:span text:style-name="T47"> config server</text:span></text:p>
      <text:p text:style-name="P71"><text:span text:style-name="T51">First we want to make the repo my one is like </text:span><text:span text:style-name="T52">below.</text:span></text:p>
      <text:p text:style-name="P70"><text:span text:style-name="T53">the important fact to remember is </text:span><text:span text:style-name="T54">although dir name not same as service name.</text:span><text:span text:style-name="T55">but service name should follow following rules .</text:span><text:span text:style-name="T56">But its a good practice to make dir also in service name for increased readability.</text:span></text:p>
      <text:p text:style-name="P67"><text:span text:style-name="T42"/></text:p>
      <text:p text:style-name="P67"><draw:frame draw:style-name="fr2" draw:name="Image5" text:anchor-type="char" svg:width="6.5in" svg:height="1.2091in" draw:z-index="6"><draw:image xlink:href="Pictures/10000000000002F60000008DCAD6CD62651FA7DE.png" xlink:type="simple" xlink:show="embed" xlink:actuate="onLoad" loext:mime-type="image/png"/></draw:frame><text:span text:style-name="T42">application.yml is the default </text:span></text:p>
      <text:p text:style-name="P68"><text:span text:style-name="T42">after that in project yml we must specify the uri </text:span></text:p>
      <text:p text:style-name="P68"><text:span text:style-name="T42">of the git we put configurations.</text:span></text:p>
      <text:p text:style-name="P68"><text:span text:style-name="T42"/></text:p>
      <text:p text:style-name="P69"><text:span text:style-name="T42">Take note dont put with .git we just need url</text:span></text:p>
      <text:p text:style-name="P69"><text:span text:style-name="T42"/></text:p>
      <text:p text:style-name="P69"><text:span text:style-name="T42">ok-</text:span><text:a xlink:type="simple" xlink:href="https://github.com/ishanRox/spring-cloud-config-store" text:style-name="Internet_20_link" text:visited-style-name="Visited_20_Internet_20_Link">https://github.com/ishanRox/spring-cloud-config-store</text:a></text:p>
      <text:p text:style-name="P69"><text:span text:style-name="T42"/></text:p>
      <text:p text:style-name="P69"><text:span text:style-name="T42">not ok- </text:span><text:a xlink:type="simple" xlink:href="https://github.com/ishanRox/spring-cloud-config-store.git" text:style-name="Internet_20_link" text:visited-style-name="Visited_20_Internet_20_Link">https://github.com/ishanRox/spring-cloud-config-store.git</text:a></text:p>
      <text:p text:style-name="P69"><draw:frame draw:style-name="fr1" draw:name="Image6" text:anchor-type="char" svg:x="0.1252in" svg:y="-0.0425in" svg:width="5.7291in" svg:height="1.5102in" draw:z-index="7"><draw:image xlink:href="Pictures/100000000000022600000091F4EB942EFAB593E5.png" xlink:type="simple" xlink:show="embed" xlink:actuate="onLoad" loext:mime-type="image/png"/></draw:frame><text:soft-page-break/><text:span text:style-name="T42"/></text:p>
      <text:p text:style-name="P69"/>
      <text:p text:style-name="P69"/>
      <text:p text:style-name="P69"/>
      <text:p text:style-name="P69"/>
      <text:p text:style-name="P69"/>
      <text:p text:style-name="P65">above is a public repo if this is a private repo u can specify <text:span text:style-name="T57">by adding username and password</text:span></text:p>
      <text:p text:style-name="P66"><draw:frame draw:style-name="fr1"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6"/>
      <text:p text:style-name="P66"/>
      <text:p text:style-name="P66"><text:tab/><text:tab/><text:tab/><text:tab/><text:tab/><text:tab/></text:p>
      <text:p text:style-name="P65"/>
      <text:p text:style-name="P65"/>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06T17:30:07.241809000</dc:date>
    <meta:editing-cycles>48</meta:editing-cycles>
    <meta:editing-duration>PT21H43M56S</meta:editing-duration>
    <meta:generator>LibreOffice/6.4.3.2$Linux_X86_64 LibreOffice_project/40$Build-2</meta:generator>
    <meta:document-statistic meta:table-count="51" meta:image-count="10" meta:object-count="0" meta:page-count="35" meta:paragraph-count="789" meta:word-count="3822" meta:character-count="27319" meta:non-whitespace-character-count="23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